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paragraph-properties fo:line-height="150%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4" style:family="paragraph" style:parent-style-name="Standard" style:list-style-name="L1">
      <style:paragraph-properties fo:line-height="150%"/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I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rza A. Shah</text:p>
      <text:p text:style-name="P1">Master's Thesis Outline</text:p>
      <text:p text:style-name="P1"/>
      <text:list text:style-name="L1">
        <text:list-item>
          <text:p text:style-name="P2">Introduction</text:p>
          <text:list>
            <text:list-item>
              <text:p text:style-name="P3">Overview of the Unmanned Autonomous Architecture (UA2) project</text:p>
              <text:list>
                <text:list-item>
                  <text:p text:style-name="P3">What is an AUV, and how are they used in naval warfare?</text:p>
                </text:list-item>
                <text:list-item>
                  <text:p text:style-name="P3">ARL/PSU, and its role/history in defense research and AUV development + control systems</text:p>
                </text:list-item>
                <text:list-item>
                  <text:p text:style-name="P3">The need for a common AUV control architecture, and the purpose of the UA2 project</text:p>
                  <text:list>
                    <text:list-item>
                      <text:p text:style-name="P3">Too much redundancy in AUV development</text:p>
                    </text:list-item>
                    <text:list-item>
                      <text:p text:style-name="P3">Need to be able to share software between AUVs more easily</text:p>
                    </text:list-item>
                  </text:list>
                </text:list-item>
              </text:list>
            </text:list-item>
            <text:list-item>
              <text:p text:style-name="P3">An introduction to autonomous control systems</text:p>
              <text:list>
                <text:list-item>
                  <text:p text:style-name="P3">Definition of an autonomous control system</text:p>
                </text:list-item>
                <text:list-item>
                  <text:p text:style-name="P3">Relationship between autonomous control and artificial intelligence (AI)</text:p>
                </text:list-item>
                <text:list-item>
                  <text:p text:style-name="P3">Types of autonomy: deliberative vs reactive</text:p>
                </text:list-item>
                <text:list-item>
                  <text:p text:style-name="P3">Autonomy frameworks</text:p>
                </text:list-item>
              </text:list>
            </text:list-item>
            <text:list-item>
              <text:p text:style-name="P3">The relationship between AI and programming languages</text:p>
              <text:list>
                <text:list-item>
                  <text:p text:style-name="P3">Beginnings of AI: Lisp, Prolog, PLANNER</text:p>
                </text:list-item>
                <text:list-item>
                  <text:p text:style-name="P3">The power of programming language theory formalisms in AI</text:p>
                </text:list-item>
                <text:list-item>
                  <text:p text:style-name="P3">Looking at AI problems as language problems</text:p>
                </text:list-item>
              </text:list>
            </text:list-item>
            <text:list-item>
              <text:p text:style-name="P3">Solving the UA2 Problem by looking at it as domain-specific programming language (DSPL)</text:p>
              <text:list>
                <text:list-item>
                  <text:p text:style-name="P3">Definition and Examples of DSPLs (SQL, Make)</text:p>
                </text:list-item>
                <text:list-item>
                  <text:p text:style-name="P3">Domain-specific languages vs Libraries</text:p>
                </text:list-item>
                <text:list-item>
                  <text:p text:style-name="P3">Reasons a DSPL is a good fit for fulfilling the requirements of the UA2 project</text:p>
                </text:list-item>
              </text:list>
            </text:list-item>
            <text:list-item>
              <text:p text:style-name="P3">Our approach to the UA2 problem</text:p>
              <text:list>
                <text:list-item>
                  <text:p text:style-name="P3">UA2 is an autonomy framework for AUVs</text:p>
                </text:list-item>
                <text:list-item>
                  <text:p text:style-name="P3">The framework is implemented as a programming language and virtual machine.</text:p>
                </text:list-item>
                <text:list-item>
                  <text:p text:style-name="P3">The programming language is a way to specify the missions an AUV is to attempt.</text:p>
                </text:list-item>
                <text:list-item>
                  <text:p text:style-name="P3">The virtual machine interprets the mission spec and attempts to execute it.</text:p>
                </text:list-item>
                <text:list-item>
                  <text:p text:style-name="P3">The virtual machine's behavior is customizable by using plug-ins called planners and knowledge bases that define how the AUV executes primitive operations. </text:p>
                  <text:list>
                    <text:list-item>
                      <text:p text:style-name="P3">Users can build/customize plug-ins called planners and knowledge bases that define the primitive behaviors of their AUV via well-defined, strongly typed C++ API. </text:p>
                    </text:list-item>
                    <text:list-item>
                      <text:p text:style-name="P3">Plug-ins can be transparently swapped between different configuration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Overview of how UA2 is intended to be used</text:p>
          <text:list>
            <text:list-item>
              <text:p text:style-name="P3">The host application and the UA2 compiler/runtime library</text:p>
            </text:list-item>
            <text:list-item>
              <text:p text:style-name="P3">The mission specification: The UA2 language</text:p>
            </text:list-item>
            <text:list-item>
              <text:p text:style-name="P3">The plug-ins: Planners and the Knowledge Base</text:p>
            </text:list-item>
            <text:list-item>
              <text:p text:style-name="P3">The user interface: The Planning Kernel</text:p>
            </text:list-item>
            <text:list-item>
              <text:p text:style-name="P3">The target code representation: Schedules</text:p>
            </text:list-item>
          </text:list>
        </text:list-item>
        <text:list-item>
          <text:p text:style-name="P2">The UA2 Language </text:p>
          <text:list>
            <text:list-item>
              <text:p text:style-name="P4"><text:soft-page-break/>Overview</text:p>
            </text:list-item>
            <text:list-item>
              <text:p text:style-name="P3">Plans and Plan Instances</text:p>
            </text:list-item>
            <text:list-item>
              <text:p text:style-name="P3">User-defined Plan Types and the Sortie Plan</text:p>
            </text:list-item>
            <text:list-item>
              <text:p text:style-name="P3">The Do Expression and Planning Operators</text:p>
            </text:list-item>
            <text:list-item>
              <text:p text:style-name="P3">Run-time Value Lookups</text:p>
            </text:list-item>
            <text:list-item>
              <text:p text:style-name="P3">Conditional Expressions</text:p>
            </text:list-item>
            <text:list-item>
              <text:p text:style-name="P3">Building and Binding Constraints</text:p>
            </text:list-item>
            <text:list-item>
              <text:p text:style-name="P3">Devices</text:p>
            </text:list-item>
            <text:list-item>
              <text:p text:style-name="P3">Error Handling – Infeasibilities and Conflicts</text:p>
            </text:list-item>
          </text:list>
        </text:list-item>
        <text:list-item>
          <text:p text:style-name="P3">The UA2 Compiler + Runtime Machine</text:p>
          <text:list>
            <text:list-item>
              <text:p text:style-name="P3">Understanding the computational model</text:p>
              <text:list>
                <text:list-item>
                  <text:p text:style-name="P3">The plan instance tree</text:p>
                </text:list-item>
                <text:list-item>
                  <text:p text:style-name="P3">The insides of a plan instance</text:p>
                </text:list-item>
                <text:list-item>
                  <text:p text:style-name="P3">Thinking about UA2 as an operating system</text:p>
                </text:list-item>
              </text:list>
            </text:list-item>
            <text:list-item>
              <text:p text:style-name="P3">The UA2 compiler/runtime pipeline</text:p>
              <text:list>
                <text:list-item>
                  <text:p text:style-name="P3">Bootstrapping</text:p>
                  <text:list>
                    <text:list-item>
                      <text:p text:style-name="P3">Resolving planner dependencies</text:p>
                    </text:list-item>
                    <text:list-item>
                      <text:p text:style-name="P3">Parsing</text:p>
                    </text:list-item>
                    <text:list-item>
                      <text:p text:style-name="P3">Static verification</text:p>
                    </text:list-item>
                    <text:list-item>
                      <text:p text:style-name="P3">Creating the plan instance tree</text:p>
                    </text:list-item>
                  </text:list>
                </text:list-item>
                <text:list-item>
                  <text:p text:style-name="P3">Lifetime state transitioning and constraint-binding evaluator</text:p>
                </text:list-item>
                <text:list-item>
                  <text:p text:style-name="P3">Planner invocation evaluator</text:p>
                  <text:list>
                    <text:list-item>
                      <text:p text:style-name="P3">Subproblem generation subphase</text:p>
                    </text:list-item>
                    <text:list-item>
                      <text:p text:style-name="P3">Schedule finalization subphase</text:p>
                    </text:list-item>
                  </text:list>
                </text:list-item>
                <text:list-item>
                  <text:p text:style-name="P3">Infeasibility/conflict resolution</text:p>
                </text:list-item>
              </text:list>
            </text:list-item>
            <text:list-item>
              <text:p text:style-name="P3">Component development</text:p>
              <text:list>
                <text:list-item>
                  <text:p text:style-name="P3">Knowledge Base Development</text:p>
                </text:list-item>
                <text:list-item>
                  <text:p text:style-name="P3">Planner Development</text:p>
                  <text:list>
                    <text:list-item>
                      <text:p text:style-name="P3">Planner philosophy, solving one type of problem</text:p>
                    </text:list-item>
                    <text:list-item>
                      <text:p text:style-name="P3">The mirroring of language constructs as a C++ api</text:p>
                    </text:list-item>
                    <text:list-item>
                      <text:p text:style-name="P3">Calls to override</text:p>
                      <text:list>
                        <text:list-item>
                          <text:p text:style-name="P3">RequiredDependencies()</text:p>
                        </text:list-item>
                        <text:list-item>
                          <text:p text:style-name="P3">OnAskForSubproblems()</text:p>
                        </text:list-item>
                        <text:list-item>
                          <text:p text:style-name="P3">OnFinalizeSchedule()</text:p>
                        </text:list-item>
                        <text:list-item>
                          <text:p text:style-name="P3">OnUndo(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Formal definition of UA2 language</text:p>
          <text:list>
            <text:list-item>
              <text:p text:style-name="P3">Grammar definition (Backus-Naur Form)</text:p>
            </text:list-item>
            <text:list-item>
              <text:p text:style-name="P3">Static Semantics</text:p>
              <text:list>
                <text:list-item>
                  <text:p text:style-name="P3">Type rules</text:p>
                </text:list-item>
                <text:list-item>
                  <text:p text:style-name="P3"><text:soft-page-break/>Scoping rules</text:p>
                </text:list-item>
                <text:list-item>
                  <text:p text:style-name="P3">Value range rules (not sure if this is part of type rules)</text:p>
                </text:list-item>
              </text:list>
            </text:list-item>
            <text:list-item>
              <text:p text:style-name="P3">Run-time semantics (as Big Step operational semantics)</text:p>
              <text:list>
                <text:list-item>
                  <text:p text:style-name="P3">Intro – UA2 is divided into a 3 phase evaluation stage</text:p>
                </text:list-item>
                <text:list-item>
                  <text:p text:style-name="P3">Bootstrap Stage (only ran once on startup)</text:p>
                </text:list-item>
                <text:list-item>
                  <text:p text:style-name="P3">Lifetime Transitioning and Constraint-binding Stage</text:p>
                </text:list-item>
                <text:list-item>
                  <text:p text:style-name="P3">Planner Invocation Stage</text:p>
                </text:list-item>
              </text:list>
            </text:list-item>
            <text:list-item>
              <text:p text:style-name="P3">Correctness</text:p>
              <text:list>
                <text:list-item>
                  <text:p text:style-name="P3">Decidability of a single UA2 BuildSchedule pass (informal 'intuitive' proof)</text:p>
                </text:list-item>
                <text:list-item>
                  <text:p text:style-name="P3">Proof of UA2 being well-typed (if time, otherwise just describe in future work)</text:p>
                  <text:list>
                    <text:list-item>
                      <text:p text:style-name="P3">Overview of preservation and progress properties in statically-typed languages</text:p>
                    </text:list-item>
                    <text:list-item>
                      <text:p text:style-name="P3">Proof that preservation and progress properties are sound and complete for any expression in langu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Experiment and Results</text:p>
          <text:list>
            <text:list-item>
              <text:p text:style-name="P4">Description of demonstration planner configuration</text:p>
            </text:list-item>
            <text:list-item>
              <text:p text:style-name="P4">Demo mission configurations and results</text:p>
            </text:list-item>
          </text:list>
        </text:list-item>
        <text:list-item>
          <text:p text:style-name="P2">Limitations and Future Work</text:p>
          <text:list>
            <text:list-item>
              <text:p text:style-name="P3">Very weak support for what is known as “shared planning”, or collaboration/awareness between plan instances</text:p>
              <text:list>
                <text:list-item>
                  <text:list>
                    <text:list-item>
                      <text:p text:style-name="P3">Difficulty of modeling this</text:p>
                    </text:list-item>
                    <text:list-item>
                      <text:p text:style-name="P3">Potential models</text:p>
                      <text:list>
                        <text:list-item>
                          <text:p text:style-name="P3">“Shared planning” algebra from Harvard dudes (not a programming language thing)</text:p>
                        </text:list-item>
                        <text:list-item>
                          <text:p text:style-name="P3">From languages theory, pi calculus, CCS (Milner)</text:p>
                        </text:list-item>
                        <text:list-item>
                          <text:p text:style-name="P3">From mathematics, temporal logics?</text:p>
                        </text:list-item>
                        <text:list-item>
                          <text:p text:style-name="P3">From operating systems and distributed systems, work by Leslie Lampor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Not sure, domain model may not be realistic enough, too declarative, abstractions not good enough</text:p>
            </text:list-item>
            <text:list-item>
              <text:p text:style-name="P3">Turning UA2 into a general purpose intelligence framework</text:p>
              <text:list>
                <text:list-item>
                  <text:p text:style-name="P3">Providing a metalanguage to build your own “planning language”.</text:p>
                </text:list-item>
              </text:list>
            </text:list-item>
          </text:list>
        </text:list-item>
        <text:list-item>
          <text:p text:style-name="P2">Conclusion</text:p>
          <text:list>
            <text:list-item>
              <text:p text:style-name="P4">UA2 is an attempt to model a domain-specific, artificial intelligence problem as a domain-specific programming language.</text:p>
            </text:list-item>
            <text:list-item>
              <text:p text:style-name="P4">There is a strong relationship between programming languages and AI. Programming language theory offers a very powerful toolbox to build intelligent systems.</text:p>
            </text:list-item>
          </text:list>
        </text:list-item>
        <text:list-item>
          <text:p text:style-name="P2">References</text:p>
        </text:list-item>
        <text:list-item>
          <text:p text:style-name="P2">Acknowledgments</text:p>
        </text:list-item>
        <text:list-item>
          <text:p text:style-name="P2">Appendix A – Glossary of Term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irza Shah</meta:initial-creator>
    <meta:creation-date>2008-06-25T17:50:18</meta:creation-date>
    <dc:creator>Mirza Shah</dc:creator>
    <dc:date>2008-07-23T10:49:20</dc:date>
    <meta:printed-by>Mirza Shah</meta:printed-by>
    <meta:print-date>2008-07-08T14:26:27</meta:print-date>
    <meta:editing-cycles>17</meta:editing-cycles>
    <meta:editing-duration>P3DT17H5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8" meta:word-count="716" meta:character-count="4850"/>
  </office:meta>
</office:document-meta>
</file>